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otenspiegel</text:p>
          </table:table-cell>
          <table:table-cell table:number-columns-repeated="7" table:style-name="ce1"/>
          <table:table-cell office:value-type="string" table:style-name="ce1">
            <text:p>Durchschnitt: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01" table:style-name="ce1">
            <text:p>101</text:p>
          </table:table-cell>
          <table:table-cell office:value-type="float" office:value="4.04" table:style-name="ce1">
            <text:p>4,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te: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04" table:style-name="ce1">
            <text:p>4,0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chüler: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rozent:</text:p>
          </table:table-cell>
          <table:table-cell office:value-type="percentage" office:value="0.08" table:style-name="ce2">
            <text:p>8,00%</text:p>
          </table:table-cell>
          <table:table-cell office:value-type="percentage" office:value="0.2" table:style-name="ce2">
            <text:p>20,00%</text:p>
          </table:table-cell>
          <table:table-cell office:value-type="percentage" office:value="0.08" table:style-name="ce2">
            <text:p>8,00%</text:p>
          </table:table-cell>
          <table:table-cell office:value-type="percentage" office:value="0.12" table:style-name="ce2">
            <text:p>12,00%</text:p>
          </table:table-cell>
          <table:table-cell office:value-type="percentage" office:value="0.28000000000000003" table:style-name="ce2">
            <text:p>28,00%</text:p>
          </table:table-cell>
          <table:table-cell office:value-type="percentage" office:value="0.24" table:style-name="ce2">
            <text:p>24,00%</text:p>
          </table:table-cell>
          <table:table-cell office:value-type="percentage" office:value="1" table:style-name="ce2">
            <text:p>100,00%</text:p>
          </table:table-cell>
          <table:table-cell office:value-type="percentage" office:value="1" table:style-name="ce2">
            <text:p>100,00%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percentage" office:value="0.08" table:style-name="ce3">
            <text:p>8,0%</text:p>
          </table:table-cell>
          <table:table-cell office:value-type="percentage" office:value="0.2" table:style-name="ce3">
            <text:p>20,0%</text:p>
          </table:table-cell>
          <table:table-cell office:value-type="percentage" office:value="0.08" table:style-name="ce3">
            <text:p>8,0%</text:p>
          </table:table-cell>
          <table:table-cell office:value-type="percentage" office:value="0.12" table:style-name="ce3">
            <text:p>12,0%</text:p>
          </table:table-cell>
          <table:table-cell office:value-type="percentage" office:value="0.28000000000000003" table:style-name="ce3">
            <text:p>28,0%</text:p>
          </table:table-cell>
          <table:table-cell office:value-type="percentage" office:value="0.24" table:style-name="ce3">
            <text:p>24,0%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Wiederholen!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Diagramm 1" svg:x="0.475in" svg:y="0.075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ton Muster</meta:initial-creator>
    <dc:creator>Administrator</dc:creator>
    <meta:creation-date>2024-01-31T08:06:26Z</meta:creation-date>
    <dc:date>2024-01-31T07:36:14Z</dc:date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1P4">
      <style:graphic-properties draw:fill="solid" draw:fill-color="#4198af" draw:opacity="100%" draw:stroke="none"/>
    </style:style>
    <style:style style:family="chart" style:name="G0S1P5">
      <style:graphic-properties draw:fill="solid" draw:fill-color="#db843d" draw:opacity="100%" draw:stroke="none"/>
    </style:style>
    <style:style style:family="chart" style:name="G0S2P0">
      <style:graphic-properties draw:fill="solid" draw:fill-color="#4572a7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1">
      <style:graphic-properties draw:fill="solid" draw:fill-color="#aa4643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2P2">
      <style:graphic-properties draw:fill="solid" draw:fill-color="#89a54e" draw:opacity="100%" draw:stroke="none"/>
    </style:style>
    <style:style style:family="chart" style:name="G0S2P3">
      <style:graphic-properties draw:fill="solid" draw:fill-color="#71588f" draw:opacity="100%" draw:stroke="non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G0S2P4">
      <style:graphic-properties draw:fill="solid" draw:fill-color="#4198a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5">
      <style:graphic-properties draw:fill="solid" draw:fill-color="#db843d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P0">
      <style:graphic-properties draw:fill="solid" draw:fill-color="#4572a7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G0S1P3">
      <style:graphic-properties draw:fill="solid" draw:fill-color="#71588f" draw:opacity="100%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/>
        </chart:title>
        <chart:legend chart:legend-position="end" chart:legend-align="center" chart:style-name="Lgnd"/>
        <chart:plot-area chart:style-name="Plt0">
          <chart:axis chart:dimension="x">
            <chart:categories table:cell-range-address="Tabelle1.$A$2:.$F$7"/>
          </chart:axis>
          <chart:axis chart:dimension="y"/>
          <chart:series chart:label-cell-address="Tabelle1.$G$1" chart:values-cell-range-address="Tabelle1.$G$2:.$G$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series chart:label-cell-address="Tabelle1.$H$1" chart:values-cell-range-address="Tabelle1.$H$2:.$H$7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</chart:series>
          <chart:series chart:label-cell-address="Tabelle1.$I$1" chart:values-cell-range-address="Tabelle1.$I$2:.$I$7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  <chart:data-point chart:style-name="G0S2P4"/>
            <chart:data-point chart:style-name="G0S2P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